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ParágrafodaLista" style:list-style-name="LFO1" style:family="paragraph"/>
    <style:style style:name="P9" style:parent-style-name="ParágrafodaLista" style:list-style-name="LFO1" style:family="paragraph"/>
    <style:style style:name="P10" style:parent-style-name="ParágrafodaLista" style:list-style-name="LFO1" style:family="paragraph"/>
    <style:style style:name="P11" style:parent-style-name="ParágrafodaLista" style:list-style-name="LFO1" style:family="paragraph"/>
    <style:style style:name="P12" style:parent-style-name="ParágrafodaLista" style:list-style-name="LFO1" style:family="paragraph"/>
    <style:style style:name="P13" style:parent-style-name="ParágrafodaLista" style:list-style-name="LFO1" style:family="paragraph"/>
    <style:style style:name="P14" style:parent-style-name="ParágrafodaLista" style:list-style-name="LFO1" style:family="paragraph"/>
    <style:style style:name="P15" style:parent-style-name="ParágrafodaLista" style:list-style-name="LFO1" style:family="paragraph"/>
    <style:style style:name="P16" style:parent-style-name="ParágrafodaLista" style:list-style-name="LFO1" style:family="paragraph"/>
    <style:style style:name="P17" style:parent-style-name="ParágrafodaLista" style:list-style-name="LFO1" style:family="paragraph"/>
    <style:style style:name="P18" style:parent-style-name="ParágrafodaLista" style:list-style-name="LFO1" style:family="paragraph"/>
    <style:style style:name="P19" style:parent-style-name="ParágrafodaLista" style:list-style-name="LFO1" style:family="paragraph"/>
    <style:style style:name="P20" style:parent-style-name="ParágrafodaLista" style:list-style-name="LFO1" style:family="paragraph"/>
    <style:style style:name="P21" style:parent-style-name="ParágrafodaLista" style:list-style-name="LFO1" style:family="paragraph"/>
    <style:style style:name="P22" style:parent-style-name="ParágrafodaLista" style:list-style-name="LFO1" style:family="paragraph"/>
    <style:style style:name="P23" style:parent-style-name="ParágrafodaLista" style:list-style-name="LFO1" style:family="paragraph"/>
    <style:style style:name="P24" style:parent-style-name="ParágrafodaLista" style:list-style-name="LFO1" style:family="paragraph"/>
    <style:style style:name="P25" style:parent-style-name="ParágrafodaLista" style:list-style-name="LFO1" style:family="paragraph"/>
    <style:style style:name="P26" style:parent-style-name="ParágrafodaLista" style:list-style-name="LFO2" style:family="paragraph"/>
    <style:style style:name="P27" style:parent-style-name="ParágrafodaLista" style:list-style-name="LFO2" style:family="paragraph"/>
    <style:style style:name="P28" style:parent-style-name="ParágrafodaLista" style:list-style-name="LFO2" style:family="paragraph"/>
    <style:style style:name="P29" style:parent-style-name="ParágrafodaLista" style:list-style-name="LFO2" style:family="paragraph"/>
    <style:style style:name="P30" style:parent-style-name="ParágrafodaLista" style:list-style-name="LFO2" style:family="paragraph"/>
    <style:style style:name="P31" style:parent-style-name="ParágrafodaLista" style:list-style-name="LFO2" style:family="paragraph"/>
    <style:style style:name="P32" style:parent-style-name="ParágrafodaLista" style:list-style-name="LFO2" style:family="paragraph"/>
    <style:style style:name="P33" style:parent-style-name="ParágrafodaLista" style:list-style-name="LFO2" style:family="paragraph"/>
    <style:style style:name="P34" style:parent-style-name="ParágrafodaLista" style:list-style-name="LFO2" style:family="paragraph"/>
    <style:style style:name="P35" style:parent-style-name="ParágrafodaLista" style:list-style-name="LFO2" style:family="paragraph"/>
    <style:style style:name="P36" style:parent-style-name="ParágrafodaLista" style:list-style-name="LFO2" style:family="paragraph"/>
    <style:style style:name="P37" style:parent-style-name="ParágrafodaLista" style:list-style-name="LFO2" style:family="paragraph"/>
    <style:style style:name="P38" style:parent-style-name="ParágrafodaLista" style:list-style-name="LFO2" style:family="paragraph"/>
    <style:style style:name="P39" style:parent-style-name="ParágrafodaLista" style:list-style-name="LFO2" style:family="paragraph"/>
    <style:style style:name="P40" style:parent-style-name="ParágrafodaLista" style:list-style-name="LFO2" style:family="paragraph"/>
    <style:style style:name="P41" style:parent-style-name="ParágrafodaLista" style:list-style-name="LFO2" style:family="paragraph"/>
    <style:style style:name="P42" style:parent-style-name="ParágrafodaLista" style:list-style-name="LFO2" style:family="paragraph"/>
    <style:style style:name="P43" style:parent-style-name="ParágrafodaLista" style:list-style-name="LFO2" style:family="paragraph"/>
    <style:style style:name="P44" style:parent-style-name="ParágrafodaLista" style:list-style-name="LFO2" style:family="paragraph"/>
    <style:style style:name="P45" style:parent-style-name="ParágrafodaLista" style:list-style-name="LFO2" style:family="paragraph"/>
    <style:style style:name="P46" style:parent-style-name="ParágrafodaLista" style:list-style-name="LFO2" style:family="paragraph"/>
  </office:automatic-styles>
  <office:body>
    <office:text text:use-soft-page-breaks="true">
      <text:p text:style-name="P1">Tenho este exemplo de tabela que no total são 21 colunas, mas algumas colunas estão agrupadas em uma coluna "pai" por assim dizer. Segue esta lista que tenta simular a tabela a ordem das colunas é definida pela estrutura na lista:</text:p>
      <text:p text:style-name="Normal">Reformatei as colunas:</text:p>
      <text:list text:style-name="LFO1" text:continue-numbering="true">
        <text:list-item>
          <text:p text:style-name="P2">Data</text:p>
          <text:list text:continue-numbering="true">
            <text:list-item>
              <text:p text:style-name="P3">Mes</text:p>
            </text:list-item>
            <text:list-item>
              <text:p text:style-name="P4">N.S.</text:p>
            </text:list-item>
            <text:list-item>
              <text:p text:style-name="P5">D.S.</text:p>
            </text:list-item>
            <text:list-item>
              <text:p text:style-name="P6">Dia/Mes</text:p>
            </text:list-item>
          </text:list>
        </text:list-item>
        <text:list-item>
          <text:p text:style-name="P7">Aula</text:p>
        </text:list-item>
        <text:list-item>
          <text:p text:style-name="P8">Presença</text:p>
        </text:list-item>
        <text:list-item>
          <text:p text:style-name="P9">Horário</text:p>
          <text:list text:continue-numbering="true">
            <text:list-item>
              <text:p text:style-name="P10">Início</text:p>
            </text:list-item>
            <text:list-item>
              <text:p text:style-name="P11">Fim</text:p>
            </text:list-item>
            <text:list-item>
              <text:p text:style-name="P12">Duração</text:p>
            </text:list-item>
          </text:list>
        </text:list-item>
        <text:list-item>
          <text:p text:style-name="P13">Lição/Conteúdo</text:p>
        </text:list-item>
        <text:list-item>
          <text:p text:style-name="P14">Observações/Anotações do(a) Professor(a)</text:p>
        </text:list-item>
        <text:list-item>
          <text:p text:style-name="P15">Avaliações</text:p>
          <text:list text:continue-numbering="true">
            <text:list-item>
              <text:p text:style-name="P16">F</text:p>
            </text:list-item>
            <text:list-item>
              <text:p text:style-name="P17">A</text:p>
            </text:list-item>
            <text:list-item>
              <text:p text:style-name="P18">L</text:p>
            </text:list-item>
            <text:list-item>
              <text:p text:style-name="P19">E</text:p>
            </text:list-item>
            <text:list-item>
              <text:p text:style-name="P20">Trf.</text:p>
            </text:list-item>
            <text:list-item>
              <text:p text:style-name="P21">S.T.</text:p>
            </text:list-item>
            <text:list-item>
              <text:p text:style-name="P22">C.S.</text:p>
            </text:list-item>
            <text:list-item>
              <text:p text:style-name="P23">App</text:p>
            </text:list-item>
            <text:list-item>
              <text:p text:style-name="P24">Eng.</text:p>
            </text:list-item>
          </text:list>
        </text:list-item>
        <text:list-item>
          <text:p text:style-name="P25">Professor(a)</text:p>
        </text:list-item>
      </text:list>
      <text:p text:style-name="Normal">Lembrando que cada vez que busco um aluno e aperto um botão, haverá um registro nessa tabela.</text:p>
      <text:p text:style-name="Normal"/>
      <text:p text:style-name="Normal">Agora vou te explicar sobre o que cada coluna faz:</text:p>
      <text:list text:style-name="LFO2" text:continue-numbering="true">
        <text:list-item>
          <text:p text:style-name="P26">Coluna 1 - Mes: esta coluna armazena ou mostra o número do mês em a presença foi lançada;</text:p>
        </text:list-item>
        <text:list-item>
          <text:p text:style-name="P27">Coluna 2 - N.S.: esta coluna significa Número da Semana, e como o nome diz, ela armazena ou mostra o número da semana do mês atual da presença foi lançada;</text:p>
        </text:list-item>
        <text:list-item>
          <text:p text:style-name="P28">Coluna 3 - D.S.: esta coluna significa Dia da Semana, e como o nome diz, ela armazena ou mostra o dia da semana atual da presença foi lançada. (por exemplo neste formato: 2ª, 3ª, 4ª, 5ª, 6ª, Sáb e Dom);</text:p>
        </text:list-item>
        <text:list-item>
          <text:p text:style-name="P29">Coluna 4 - Dia/Mes: esta coluna armazena ou mostra a data do lançamento da presença no formato dd/mm (por exemplo: 20/05);</text:p>
        </text:list-item>
        <text:list-item>
          <text:p text:style-name="P30">Coluna 5 - Aula: esta coluna armazena ou mostra o número da aula normal de um aluno, o que representa quando a escola está em plena atividade letiva, mesmo o aluno faltando, esse dia faltado anda é considerado como aula;</text:p>
        </text:list-item>
        <text:list-item>
          <text:p text:style-name="P31">Coluna 6 - Prese.: esta coluna significa Presença, e como o nome diz, armazena ou mostra um símbolo de presença de um aluno. Por exemplo um símbolo de bolinha para quando o aluno aparece na aula, e o X para ele falta.</text:p>
        </text:list-item>
        <text:list-item>
          <text:p text:style-name="P32">Coluna 7 - Início: esta coluna armazena ou mostra o tempo em horas e minutos exatos da chegada do aluno na sala de aula quando a presença é lançada;</text:p>
        </text:list-item>
        <text:list-item>
          <text:p text:style-name="P33">Coluna 8 - Fim: esta coluna armazena ou mostra o tempo em horas e minutos exatos da saída do aluno da sala de aula;</text:p>
        </text:list-item>
        <text:list-item>
          <text:p text:style-name="P34">Coluna 9 - Duração: esta coluna armazena ou mostra o tempo em horas e minutos exatos do tempo em que o aluno permaneceu na sala de aula;</text:p>
        </text:list-item>
        <text:list-item>
          <text:p text:style-name="P35">Coluna 10 - Lição/Conteúdo: esta coluna armazena ou mostra o que o aluno fez de matéria do curso em sala de aula em relação à sua apostila;</text:p>
        </text:list-item>
        <text:list-item>
          <text:p text:style-name="P36">Coluna 11 - Observações/Anotações do(a) Professor(a): esta coluna armazena ou mostra qualquer comentário, detalhes ou consideração em relação ao que ocorreu na aula;</text:p>
        </text:list-item>
        <text:list-item>
          <text:p text:style-name="P37">Coluna 12 - F: esta coluna significa Fala, e como o nome diz, ela armazena ou mostra o nível da fala do aluno no idioma que ele está aprendendo. (exemplos de avaliação: R - Regular, B - Bom, MB - Muito Bom, Ó - Ótimo);</text:p>
        </text:list-item>
        <text:list-item>
          <text:p text:style-name="P38">Coluna 13 - A: esta coluna significa Audição, e como o nome diz, ela armazena ou mostra o nível da audição do aluno no idioma que ele está aprendendo. (exemplos de avaliação: R - Regular, B - Bom, MB - Muito Bom, Ó - Ótimo);</text:p>
        </text:list-item>
        <text:list-item>
          <text:p text:style-name="P39">Coluna 14 - L: esta coluna significa Leitura, e como o nome diz, ela armazena ou mostra o nível da leitura do aluno no idioma que ele está aprendendo. (exemplos de avaliação: R - Regular, B - Bom, MB - Muito Bom, Ó - Ótimo);</text:p>
        </text:list-item>
        <text:list-item>
          <text:p text:style-name="P40">Coluna 15 - E: esta coluna significa Escrita, e como o nome diz, ela armazena ou mostra o nível da escrita do aluno no idioma que ele está aprendendo. (exemplos de avaliação: R - Regular, B - Bom, MB - Muito Bom, Ó - Ótimo);</text:p>
        </text:list-item>
        <text:list-item>
          <text:p text:style-name="P41">Coluna 16 – Trf.: esta coluna significa Tarefa, e como o nome diz, ela armazena ou mostra a pontuação da tarefa do aluno no idioma que ele está aprendendo. (exemplos de avaliação: R - Regular, B - Bom, MB - Muito Bom, Ó - Ótimo);</text:p>
        </text:list-item>
        <text:list-item>
          <text:p text:style-name="P42">Coluna 17 - S.T.: esta coluna significa Situação da Tarefa, e como o nome diz, ela armazena ou mostra o status de entrega das tarefas pelo aluno no idioma que ele está aprendendo. (exemplos de status: A - Atrasada, E - Em dia);</text:p>
        </text:list-item>
        <text:list-item>
          <text:p text:style-name="P43">Coluna 18 - C.S.: esta coluna significa Checking Sentences, e como o nome diz, ela armazena ou mostra se o professor avaliou o aluno ou não na sala de aula. (exemplo: um símbolo de check se o professor fez, caso não, a célula fica vazia);</text:p>
        </text:list-item>
        <text:list-item>
          <text:p text:style-name="P44">Coluna 19 - App: esta coluna armazena ou mostra se o aluno fez ou não as atividades que estão no aplicativo do curso que ele está fazendo. (exemplo: um símbolo de check se o aluno acessou e fez pelo menos alguma atividade do aplicativo, e a célula vazia e o aluno nada fez);</text:p>
        </text:list-item>
        <text:list-item>
          <text:p text:style-name="P45">Coluna 20 - Eng.: esta coluna significa Engajamento, e como o nome diz, ela armazena ou mostra o nível de interesse, esforço e/ou engajamento do aluno durante a aula. (exemplo: 1 o menor interesse e o 4 é o maior);</text:p>
        </text:list-item>
        <text:list-item>
          <text:p text:style-name="P46">Coluna 21 - Professor(a): esta armazena ou mostra qual professor fez o lançamento das presenças dos alunos ou os professores que estão ministrando a aul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tor Santos</meta:initial-creator>
    <dc:creator>Vitor Santos</dc:creator>
    <meta:creation-date>2023-10-05T04:52:00Z</meta:creation-date>
    <dc:date>2023-10-05T04:52:00Z</dc:date>
    <meta:template xlink:href="Normal.dotm" xlink:type="simple"/>
    <meta:editing-cycles>2</meta:editing-cycles>
    <meta:editing-duration>PT60S</meta:editing-duration>
    <meta:document-statistic meta:page-count="2" meta:paragraph-count="9" meta:word-count="708" meta:character-count="4526" meta:row-count="31" meta:non-whitespace-character-count="3827"/>
  </office:meta>
</office:document-meta>
</file>